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font-name="Times New Roman1"/>
    </style:style>
    <style:style style:name="T6" style:family="text">
      <style:text-properties style:text-line-through-style="none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9_1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May 1891</text:p>
      <text:p text:style-name="P2">Month<text:tab/><text:tab/><text:tab/><text:tab/><text:tab/><text:tab/>May</text:p>
      <text:p text:style-name="P2">Year<text:tab/><text:tab/><text:tab/><text:tab/><text:tab/><text:tab/>1891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Jewish radical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./</text:p>
      <text:p text:style-name="P7"/>
      <text:p text:style-name="P6">[Front Cover]</text:p>
      <text:p text:style-name="P6">[Note: The number "7" is written in pencil and circled in the top right corner of the page.]</text:p>
      <text:p text:style-name="P8">May(/)91/</text:p>
      <text:p text:style-name="P7">On recent utterances by Radicalism/</text:p>
      <text:p text:style-name="P7"/>
      <text:p text:style-name="P6">[Page 1]</text:p>
      <text:p text:style-name="P6">Brethren. <text:s/>All human beings are, more or less, influen-/-ced by circumstances. <text:s/>It is not impossible that/ any of us, who feel attached to the laws and prac-/-tices of the Jewish religion, if grown up among dif-/-ferent environments, if schooled under a different/ training, might care little or nothing for rules and/ usages which we now value. <text:s/>This admission I/ make in all candor, to exclude the <text:span text:style-name="T2">absurd</text:span><text:span text:style-name="T4"> preposterous idea that/ I wish to be looked upon as if clothed at birth in sanctity </text:span><text:span text:style-name="T2">at my birth;</text:span><text:span text:style-name="T4"> ap-/-pointed </text:span><text:span text:style-name="T2">a mentor appointed</text:span><text:span text:style-name="T4"> by nature as a mentor to rebuke whoever </text:span><text:span text:style-name="T2">dares</text:span><text:span text:style-name="T4"> happens to disagree/ with the views I hold. <text:s/>There have been times/ when, impelled by the force of convictions, I </text:span><text:span text:style-name="T2">have</text:span><text:span text:style-name="T4"> allowed/ my speech to criticize in strong terms teachings that/ I consider inconsistent with religion in general, and/ Judaism in particular. <text:s/>Upon hearing a denial of/ God's absolute creative powers, predicated on the </text:span><text:span text:style-name="T2">lateste</text:span><text:span text:style-name="T4"> latest philosophical speculations, or upon hearing reve-/-lation railed at, where the Sinaic </text:span><text:soft-page-break/><text:span text:style-name="T4">imparting is conspicuously </text:span><text:span text:style-name="T2">at to view</text:span><text:span text:style-name="T4"> exhibited, I was painfully affected, and/ I </text:span><text:span text:style-name="T2">allowed</text:span><text:span text:style-name="T4"> let my feelings </text:span><text:span text:style-name="T2">to</text:span><text:span text:style-name="T4"> draw from my lips con-/-demnations. <text:s/>Not men, but men's disloyalty,/ I denounced. <text:s/>Still, </text:span><text:span text:style-name="T2">the preaching at which my</text:span><text:span text:style-name="T4"> a </text:span><text:span text:style-name="T2">my</text:span><text:span text:style-name="T4"> censure aiming at certain preaching/ </text:span><text:span text:style-name="T2">censure aimed</text:span><text:span text:style-name="T4"> was construed into personalities; zeal/ was taken for bigotry; warnings to my congregation/</text:span></text:p>
      <text:p text:style-name="P6"><text:span text:style-name="T4"/></text:p>
      <text:p text:style-name="P6"><text:span text:style-name="T4">[Page 2]</text:span></text:p>
      <text:p text:style-name="P6"><text:span text:style-name="T4">for excommunications against </text:span><text:span text:style-name="T2">other Israelitish</text:span><text:span text:style-name="T4"> dissenting bodies./ <text:s/>The latter resented as a premeditated offence, what/ was intended as a defence of the faith. <text:s/>The mistake/ gave rise to caustic remarks and heart burnings. <text:s/>Experience has,/ however, shown me the usefulness of complaints/ about the deviation of those born in Israel from Holy/ Writ, whether in its doctrinal or ritual tenets. <text:s/>Could/ I indeed perceive a ray of hope that my words might/ act as a restraint, in any degree, I would, at </text:span><text:span text:style-name="T2">any</text:span><text:span text:style-name="T4"> all/ personal risks, cry aloud and spare not, but I recognize/ the fact that individuals amidst surroundings, which/ urge an entire breaking away from the precepts of the five/ inspired books and the historical truths they inculcate,/ will not be held back because I deprecate that/ course. <text:s/>Nevertheless, with malice towards none,/ with charity </text:span><text:span text:style-name="T2">for</text:span><text:span text:style-name="T4"> to all, however </text:span><text:span text:style-name="T2">falsely acting</text:span><text:span text:style-name="T4"> wrongfully in their proceedings, I must/ declare </text:span><text:span text:style-name="T2">the advocacy of</text:span><text:span text:style-name="T4"> a settled </text:span><text:span text:style-name="T2">del</text:span><text:span text:style-name="T4"> resolve to hallow a Sabbath, which is not/ in the Decalogue, the advocacy of a Rosh Hashanah, without/ any of the ceremonies meant to stir up sacred/ memories; of a Yom Kippur, conflicting with the/ Scriptures and traditions; the advocacy, I say,/ of a reconstruction of the Mosaic holidays in an/</text:span></text:p>
      <text:p text:style-name="P6"><text:span text:style-name="T4"/></text:p>
      <text:p text:style-name="P6"><text:span text:style-name="T4">[Page 3]</text:span></text:p>
      <text:p text:style-name="P6"><text:span text:style-name="T4">anti-Mosaic form, and of a still quarter redacting of/ Hebrew in public prayers, until not a trace thereof/ </text:span><text:span text:style-name="T2">may</text:span><text:span text:style-name="T4"> be left, I must pronounce such a scheme an/ onslaught against the ancestral faith, which </text:span><text:span text:style-name="T2">ought</text:span><text:span text:style-name="T4"> should not to/ go unnoticed, though a rebuke avail </text:span><text:span text:style-name="T2">nothing</text:span><text:span text:style-name="T4"> naught. <text:s/>With a courage worthy of a better/ cause, all those changes and more yet have been championed,/ and now they are insisted upon with one avowedly ultimate/ object--to make the ranks of Jewish radicals swell with/ Christian liberals. <text:s/></text:span><text:span text:style-name="T2">Brethren. <text:s/>Call this a Synagogue,</text:span><text:span text:style-name="T4"> And that is interpreted as the perfor-/ </text:span><text:span text:style-name="T2">or a temple--never mind the name--but strip it of the</text:span><text:span text:style-name="T4"> -mance of Israel's mission among gentiles--[?] Judaism in/ </text:span><text:span text:style-name="T2">scroll</text:span><text:span text:style-name="T4"> order to popularize assemblages claiming a title which/ does not rightfully apply to them. <text:s/>Brethren. <text:s/>Call/ this a Synagogue, or a temple--never mind the name--/but strip it of </text:span><text:span text:style-name="T2">the</text:span><text:span text:style-name="T4"> yonder scroll of the Law; </text:span><text:span text:style-name="T2">hallow</text:span><text:span text:style-name="T4"> welcome in it Sun-/-day as the acknowledged day of public worship, let </text:span><text:span text:style-name="T2">the</text:span><text:span text:style-name="T4"> its/ pulpit resound with the </text:span><text:span text:style-name="T2">announcement</text:span><text:span text:style-name="T4"> novel doctrine that to fast on the/ tenth of Tishri and implore pardon is to ascribe to God a revengful[sic!] spirit,/ or that to admit our sons into the Abrahamic/ covenant is an insult to the age </text:span><text:span text:style-name="T2">in which</text:span><text:span text:style-name="T4"> we live in,/ and I will let the veriest dullard decide, whether/ this spot should be entitled to the appellation which/ it bears. <text:s/>No; Mickv</text:span><text:span text:style-name="T5">è</text:span><text:span text:style-name="T6"> Israel, Beth Israel, or/</text:span></text:p>
      <text:p text:style-name="P6"><text:span text:style-name="T6"/></text:p>
      <text:p text:style-name="P6"><text:span text:style-name="T6">[Page 4]</text:span></text:p>
      <text:p text:style-name="P6"><text:span text:style-name="T6">even "Keneseth Israel" would most assuredly be mis-/-nomers. <text:s/>I have read that persons have pointed as a clear evi-/-dence of an approximation to the church, </text:span><text:span text:style-name="T3">persons have</text:span><text:span text:style-name="T6">/ </text:span><text:span text:style-name="T3">pointed</text:span><text:span text:style-name="T6"> to the modernizing of Divine services among/ Hebrews, in which men and women not of their creed/ are given prominence; also to weddings among Hebrews,/ strongly resembling the Episcopal; to funerals among/ Hebrews </text:span><text:span text:style-name="T3">with</text:span><text:span text:style-name="T6"> and the borrowed ceremonies thereof, beginning with the/ inevitable oration at the head of the stairs, and ending/ at the grave with a conventional English sentence./ <text:s/>How far this prurient wish to </text:span><text:span text:style-name="T3">copy</text:span><text:span text:style-name="T6"> draw closer and closer to the stranger </text:span><text:span text:style-name="T3">to our</text:span><text:span text:style-name="T6">/ </text:span><text:span text:style-name="T3">belief</text:span><text:span text:style-name="T6"> will go, it is impossible to predict, seeing it/ constantly on the increase. <text:s/>Before Passover, the corner stone of a new/ Synagogue in Brooklyn was laid. <text:s/>At times, Masons,/ who </text:span><text:span text:style-name="T3">claim</text:span><text:span text:style-name="T6"> profess to do all things with square and compass/ and plumb line, </text:span><text:span text:style-name="T3">unexceptionally</text:span><text:span text:style-name="T6"> correctly </text:span><text:span text:style-name="T3">to</text:span><text:span text:style-name="T6"> without exception, building temples/ to virtue, and </text:span><text:span text:style-name="T3">persons</text:span><text:span text:style-name="T6"> digging graves for vice, </text:span><text:span text:style-name="T3">they</text:span><text:span text:style-name="T6"> were brought into/ requisition on such occasions; at present, church-/men are asked to help us. <text:s/>In Brooklyn, Dr Hale,/ a leading clergyman of the Episcopal church, was/ the principal figure </text:span><text:soft-page-break/><text:span text:style-name="T6">in the </text:span><text:span text:style-name="T3">incident</text:span><text:span text:style-name="T6"> case to which I/ have reference. <text:s/>I cannot suppose that the/</text:span></text:p>
      <text:p text:style-name="P6"><text:span text:style-name="T6"/></text:p>
      <text:p text:style-name="P6"><text:span text:style-name="T6">[Page 5]</text:span></text:p>
      <text:p text:style-name="P6"><text:span text:style-name="T6">Reverend gentleman craved for the honor and sought/ it. <text:s/>He doubtless was solicited, to accept the office so as to make/ room for what a local journal wrote, viz, "there has/ been a remarkable crumbling away of denominational/ walls in this vicinity of late." <text:s/>For, to all/ appearances, nothing pleases my brethren now/ a days so much, as their being made the subject of eulogy/ in the secular press and in the church. <text:s/>Every crumb/ of laudation is gathered with the eagerness of famished/ ones. <text:s/>So accustomed to abuse has Israel been, that it/ hungers for praise. <text:s/>I am not cynical; I do/ value the good opinion of my fellow creatures, and re-/-joice when, individually or collectively, Israelites win/ the respect of communities, but this ceaseless quoting/ of what Bishop A or Archbishop B says in exal-/-tation of the Jews, of what Cardinal G. or Monsei-/-gneur H. tells of the debt civilization owes the Jews/ for the birth of the man of Nazareth, and the apostle-/-ship of his disciples, all of that is abhorrent to/ my nature. <text:s/>A noted sensationalist among/ the clergy, who from Philadelphia removed to/ New York, delivered a harangue in his usual/</text:span></text:p>
      <text:p text:style-name="P6"><text:span text:style-name="T6"/></text:p>
      <text:p text:style-name="P6"><text:span text:style-name="T6">[Page 6]</text:span></text:p>
      <text:p text:style-name="P6"><text:span text:style-name="T6">declamatory style, to prove that not all Jews/ are unmannerly, and all Jewesses loud, that he him-/-self reckons among his acquaintances members/ of the ancient race, whom </text:span><text:span text:style-name="T3">any</text:span><text:span text:style-name="T6"> no one </text:span><text:span text:style-name="T3">might be glad</text:span><text:span text:style-name="T6"> could be ashamed/ to acknowledge as friends. <text:s/>Immediately, our Week-/-lies seized upon those utterances, and with a flou-/-rish reported the liberal preacher of the Reformed/ Dutch Church. <text:s/>Still, neither the testimony of/ Mr Peter that we are not ill-bred, nor the assertion/ of Mr Paul that we are not obtrusive, prevents cir-/-culars being sent far and wide to notify Hebrews/ that they will not be allowed a room in summer/ resorts, where the gentry among Christians spends/ the season. <text:s/>I have it on reliable au-/-thority that </text:span><text:span text:style-name="T3">some who</text:span><text:span text:style-name="T6"> braggarts who glory in repudiating dietary laws, as/ ordered in Leviticus and Deuteronomy; </text:span><text:span text:style-name="T3">some</text:span><text:span text:style-name="T6"> families who would regard/ it an offence to be placed in the same category/ with Orthodox Jews, were refused admission to/ sea sides and mountains, notwithstanding their protes-/-tations of liberality. <text:s/>Misguided brethren! <text:s/>You/ fancy to have killed prejudice dead, by letting/ the world know that you have nothing in common/</text:span></text:p>
      <text:p text:style-name="P6"><text:span text:style-name="T6"/></text:p>
      <text:p text:style-name="P6"><text:span text:style-name="T6">[Page 7]</text:span></text:p>
      <text:p text:style-name="P6"><text:span text:style-name="T6">that your sub ambition is "to stand at the head of Reform Judaism in this and other countries,"/ with the followers of Moses and the Rabbis, </text:span><text:span text:style-name="T3">In vain!</text:span><text:span text:style-name="T6">/ vain endeavours! <text:s/>Prejudice will not down because of them the thrusts you give your parents' belief. <text:s/>It rises unappraised by your/ servility again and again to annoy, to frighten you;/ not alone in Russia, the land "of darkness, as dark-/-ness itself", but even </text:span><text:span text:style-name="T3">here</text:span><text:span text:style-name="T6"> where the light of freedom/ has shone brilliantly. <text:s/>Why then wast faculties, ca-/-pacities, learning, eloquence, influence on </text:span><text:span text:style-name="T3">trifles</text:span><text:span text:style-name="T6"> things that/ profit </text:span><text:span text:style-name="T3">us</text:span><text:span text:style-name="T6"> not, when our dearest interests demand from one and all a/ concentration of powers. </text:span><text:span text:style-name="T3">from one and all</text:span><text:span text:style-name="T6"> <text:s/>Let us/ unite our forces to noble purposes, not scatter them/ for ignoble ends--to create schisms. <text:s/>Instead of/ demolishing the fabric which has served us as a/ common shelter during so many ages, let us bend our/ energies on the strengthening of it. <text:s/>We are faced/ just now by a problem growing more intricate every/ hour. <text:s/>The deepest thoughts, the kindest feelings,/ the </text:span><text:span text:style-name="T3">strongest</text:span><text:span text:style-name="T6"> most sagacious combination of human contrivances are needed/ to ease some of its appalling difficulties. <text:s/>We must/ help socially and politically throngs of the per-/-secuted in our race, who seek American shores./ <text:s/>You cannot </text:span><text:span text:style-name="T3">thrust</text:span><text:span text:style-name="T6"> compel them back, nor ignore them. <text:s/></text:span><text:span text:style-name="T3">If</text:span><text:span text:style-name="T6"> They/ </text:span><text:span text:style-name="T3">circumstances would suffer you to do so</text:span><text:span text:style-name="T6"> will remain, and you cannot avert your eyes from their multitudes./</text:span></text:p>
      <text:p text:style-name="P6"><text:span text:style-name="T6"/></text:p>
      <text:p text:style-name="P6"><text:span text:style-name="T6">[Page 8]</text:span></text:p>
      <text:p text:style-name="P6"><text:span text:style-name="T6">A generation will not have passed away, before/ the despised ones will constitute the bulk of the He-/-</text:span><text:soft-page-break/><text:span text:style-name="T6">brew population from the Atlantic to the Pacific./ <text:s/>We must determine whether they shall represent/ the olden faith intelligently, honorably, or whe-/-ther unhappy divisions in our camp will drive/ some outside of </text:span><text:span text:style-name="T3">Judaism</text:span><text:span text:style-name="T6"> the Jewish fold, and confirm others in their/ clannishness, superstitious and </text:span><text:span text:style-name="T3">vulgar</text:span><text:span text:style-name="T6"> unrefined habits./ <text:s/>[Hebrew] I exclaim with Isaiah: "Bless-/-ed be ye who sow seeds wherever water flows," you/ who leave nothing untried which may improve and/ uplift the lowly. <text:s/>You are the builders of our future/ communities in this land of liberty and prosperity./ <text:s/>[Hebrew]/ Through you "my people will abide in peace, in dwellings/ of </text:span><text:span text:style-name="T3">security</text:span><text:span text:style-name="T6"> ease, of </text:span><text:span text:style-name="T3">tranquil</text:span><text:span text:style-name="T6"> quiet repose;" and to conclude in the/ language of the same inspired orator: [Hebrew]/ [Hebrew]/ "The work of charity shall be happiness, and the/ exertions of charity tranquility and security/ for ever more." <text:s/>And so may it be./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29T11:36:34.75</meta:creation-date>
    <meta:document-statistic meta:table-count="0" meta:image-count="0" meta:object-count="0" meta:page-count="5" meta:paragraph-count="84" meta:word-count="1875" meta:character-count="11678"/>
    <dc:date>2012-08-29T13:30:59.78</dc:date>
    <dc:creator>Penn Libraries</dc:creator>
    <meta:editing-duration>PT00H27M13S</meta:editing-duration>
    <meta:editing-cycles>1</meta:editing-cycles>
    <meta:generator>OpenOffice.org/3.2$Win32 OpenOffice.org_project/320m12$Build-9483</meta:generator>
  </office:meta>
</office:document-meta>
</file>